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22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19" style:family="table-cell" style:parent-style-name="Default">
      <style:text-properties fo:color="#b3b3b3" style:font-name="Courier New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0000" style:font-name="Courier New"/>
    </style:style>
    <style:style style:name="ce21" style:family="table-cell" style:parent-style-name="Default" style:data-style-name="N40">
      <style:text-properties fo:color="#b3b3b3" style:font-name="Courier New"/>
    </style:style>
    <style:style style:name="ce23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number-columns-repeated="2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style-name="Default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63.77">
            <text:p>63.77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 table:style-name="ce19" office:value-type="string">
            <text:p>Weekly</text:p>
          </table:table-cell>
          <table:table-cell table:style-name="ce19" office:value-type="string">
            <text:p>Overall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 table:number-columns-spanned="3" table:number-rows-spanned="1">
            <text:p>Zusammenfassung</text:p>
          </table:table-cell>
          <table:covered-table-cell table:number-columns-repeated="2"/>
          <table:table-cell table:style-name="ce20" office:value-type="string">
            <text:p>Siehe Tabelle 2 für Diagramme!</text:p>
          </table:table-cell>
          <table:table-cell table:style-name="ce21"/>
          <table:table-cell table:style-name="ce23"/>
          <table:table-cell table:style-name="ce10" table:number-columns-repeated="1016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4:.B11])" office:value-type="float" office:value="1.67">
            <text:p>1.67</text:p>
          </table:table-cell>
          <table:table-cell table:style-name="ce19" table:formula="of:=[.B4]" office:value-type="float" office:value="0">
            <text:p>0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2"/>
          <table:table-cell table:style-name="ce19" table:formula="of:=SUM([.B5:.B12])" office:value-type="float" office:value="2.83">
            <text:p>2.83</text:p>
          </table:table-cell>
          <table:table-cell table:style-name="ce19" table:formula="of:=[.G4]+[.B5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6:.B13])" office:value-type="float" office:value="1.16">
            <text:p>1.16</text:p>
          </table:table-cell>
          <table:table-cell table:style-name="ce19" table:formula="of:=[.G5]+[.B6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7:.B14])" office:value-type="float" office:value="7.49">
            <text:p>7.49</text:p>
          </table:table-cell>
          <table:table-cell table:style-name="ce19" table:formula="of:=[.G6]+[.B7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8:.B15])" office:value-type="float" office:value="11.49">
            <text:p>11.49</text:p>
          </table:table-cell>
          <table:table-cell table:style-name="ce19" table:formula="of:=[.G7]+[.B8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9:.B16])" office:value-type="float" office:value="15.49">
            <text:p>15.49</text:p>
          </table:table-cell>
          <table:table-cell table:style-name="ce19" table:formula="of:=[.G8]+[.B9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10:.B17])" office:value-type="float" office:value="16.49">
            <text:p>16.49</text:p>
          </table:table-cell>
          <table:table-cell table:style-name="ce19" table:formula="of:=[.G9]+[.B10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11:.B18])" office:value-type="float" office:value="20.82">
            <text:p>20.82</text:p>
          </table:table-cell>
          <table:table-cell table:style-name="ce19" table:formula="of:=[.G10]+[.B11]" office:value-type="float" office:value="1.67">
            <text:p>1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2"/>
          <table:table-cell table:style-name="ce19" table:formula="of:=SUM([.B12:.B19])" office:value-type="float" office:value="22.08">
            <text:p>22.08</text:p>
          </table:table-cell>
          <table:table-cell table:style-name="ce19" table:formula="of:=[.G11]+[.B12]" office:value-type="float" office:value="2.83">
            <text:p>2.83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3"/>
          <table:table-cell table:style-name="ce19" table:formula="of:=SUM([.B13:.B20])" office:value-type="float" office:value="21.42">
            <text:p>21.42</text:p>
          </table:table-cell>
          <table:table-cell table:style-name="ce19" table:formula="of:=[.G12]+[.B13]" office:value-type="float" office:value="2.83">
            <text:p>2.83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2"/>
          <table:table-cell table:style-name="ce19" table:formula="of:=SUM([.B14:.B21])" office:value-type="float" office:value="24.91">
            <text:p>24.91</text:p>
          </table:table-cell>
          <table:table-cell table:style-name="ce19" table:formula="of:=[.G13]+[.B14]" office:value-type="float" office:value="9.16">
            <text:p>9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9" table:formula="of:=SUM([.B15:.B22])" office:value-type="float" office:value="23.58">
            <text:p>23.58</text:p>
          </table:table-cell>
          <table:table-cell table:style-name="ce19" table:formula="of:=[.G14]+[.B15]" office:value-type="float" office:value="13.16">
            <text:p>13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9" table:formula="of:=SUM([.B16:.B23])" office:value-type="float" office:value="20.58">
            <text:p>20.58</text:p>
          </table:table-cell>
          <table:table-cell table:style-name="ce19" table:formula="of:=[.G15]+[.B16]" office:value-type="float" office:value="17.16">
            <text:p>17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9" table:formula="of:=SUM([.B17:.B24])" office:value-type="float" office:value="16.83">
            <text:p>16.83</text:p>
          </table:table-cell>
          <table:table-cell table:style-name="ce19" table:formula="of:=[.G16]+[.B17]" office:value-type="float" office:value="18.16">
            <text:p>18.16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9" table:formula="of:=SUM([.B18:.B25])" office:value-type="float" office:value="15.83">
            <text:p>15.83</text:p>
          </table:table-cell>
          <table:table-cell table:style-name="ce19" table:formula="of:=[.G17]+[.B18]" office:value-type="float" office:value="22.49">
            <text:p>22.49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9" table:formula="of:=SUM([.B19:.B26])" office:value-type="float" office:value="17.68">
            <text:p>17.68</text:p>
          </table:table-cell>
          <table:table-cell table:style-name="ce19" table:formula="of:=[.G18]+[.B19]" office:value-type="float" office:value="23.75">
            <text:p>23.75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9" table:formula="of:=SUM([.B20:.B27])" office:value-type="float" office:value="19.92">
            <text:p>19.92</text:p>
          </table:table-cell>
          <table:table-cell table:style-name="ce19" table:formula="of:=[.G19]+[.B20]" office:value-type="float" office:value="24.25">
            <text:p>24.25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9" table:formula="of:=SUM([.B21:.B28])" office:value-type="float" office:value="25.52">
            <text:p>25.52</text:p>
          </table:table-cell>
          <table:table-cell table:style-name="ce19" table:formula="of:=[.G20]+[.B21]" office:value-type="float" office:value="27.74">
            <text:p>27.74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9" table:formula="of:=SUM([.B22:.B29])" office:value-type="float" office:value="23.43">
            <text:p>23.43</text:p>
          </table:table-cell>
          <table:table-cell table:style-name="ce19" table:formula="of:=[.G21]+[.B22]" office:value-type="float" office:value="32.74">
            <text:p>32.74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9" table:formula="of:=SUM([.B23:.B30])" office:value-type="float" office:value="18.43">
            <text:p>18.43</text:p>
          </table:table-cell>
          <table:table-cell table:style-name="ce19" table:formula="of:=[.G22]+[.B23]" office:value-type="float" office:value="33.74">
            <text:p>33.74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2"/>
          <table:table-cell table:style-name="ce19" table:formula="of:=SUM([.B24:.B31])" office:value-type="float" office:value="17.43">
            <text:p>17.43</text:p>
          </table:table-cell>
          <table:table-cell table:style-name="ce19" table:formula="of:=[.G23]+[.B24]" office:value-type="float" office:value="33.99">
            <text:p>33.99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25:.B32])" office:value-type="float" office:value="20.78">
            <text:p>20.78</text:p>
          </table:table-cell>
          <table:table-cell table:style-name="ce19" table:formula="of:=[.G24]+[.B25]" office:value-type="float" office:value="33.99">
            <text:p>33.99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office:value-type="float" office:value="6.18">
            <text:p>6.18</text:p>
          </table:table-cell>
          <table:table-cell table:style-name="ce14" office:value-type="string">
            <text:p>Treffen mit Tutor, CRC, Analyse</text:p>
          </table:table-cell>
          <table:table-cell table:number-columns-repeated="2"/>
          <table:table-cell table:style-name="ce19" table:formula="of:=SUM([.B26:.B33])" office:value-type="float" office:value="29.78">
            <text:p>29.78</text:p>
          </table:table-cell>
          <table:table-cell table:style-name="ce19" table:formula="of:=[.G25]+[.B26]" office:value-type="float" office:value="40.17">
            <text:p>40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office:value-type="float" office:value="3.5">
            <text:p>3.50</text:p>
          </table:table-cell>
          <table:table-cell table:style-name="ce14" office:value-type="string">
            <text:p>Svn, PH korrigieren, lesen</text:p>
          </table:table-cell>
          <table:table-cell table:number-columns-repeated="2"/>
          <table:table-cell table:style-name="ce19" table:formula="of:=SUM([.B27:.B34])" office:value-type="float" office:value="23.6">
            <text:p>23.6</text:p>
          </table:table-cell>
          <table:table-cell table:style-name="ce19" table:formula="of:=[.G26]+[.B27]" office:value-type="float" office:value="43.67">
            <text:p>43.6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office:value-type="float" office:value="6.1">
            <text:p>6.10</text:p>
          </table:table-cell>
          <table:table-cell table:style-name="ce14" office:value-type="string">
            <text:p>Kurzes Treffen, Analdia</text:p>
          </table:table-cell>
          <table:table-cell table:number-columns-repeated="2"/>
          <table:table-cell table:style-name="ce19" table:formula="of:=SUM([.B28:.B35])" office:value-type="float" office:value="20.1">
            <text:p>20.1</text:p>
          </table:table-cell>
          <table:table-cell table:style-name="ce19" table:formula="of:=[.G27]+[.B28]" office:value-type="float" office:value="49.77">
            <text:p>49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office:value-type="float" office:value="1.4">
            <text:p>1.40</text:p>
          </table:table-cell>
          <table:table-cell table:style-name="ce14" office:value-type="string">
            <text:p>analdia, webupdate</text:p>
          </table:table-cell>
          <table:table-cell table:number-columns-repeated="2"/>
          <table:table-cell table:style-name="ce19" table:formula="of:=SUM([.B29:.B36])" office:value-type="float" office:value="14">
            <text:p>14</text:p>
          </table:table-cell>
          <table:table-cell table:style-name="ce19" table:formula="of:=[.G28]+[.B29]" office:value-type="float" office:value="51.17">
            <text:p>51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0:.B37])" office:value-type="float" office:value="12.6">
            <text:p>12.6</text:p>
          </table:table-cell>
          <table:table-cell table:style-name="ce19" table:formula="of:=[.G29]+[.B30]" office:value-type="float" office:value="51.17">
            <text:p>51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1:.B38])" office:value-type="float" office:value="12.6">
            <text:p>12.6</text:p>
          </table:table-cell>
          <table:table-cell table:style-name="ce19" table:formula="of:=[.G30]+[.B31]" office:value-type="float" office:value="51.17">
            <text:p>51.1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office:value-type="float" office:value="3.6">
            <text:p>3.60</text:p>
          </table:table-cell>
          <table:table-cell table:style-name="ce14" office:value-type="string">
            <text:p>Entwdia, Prototyp</text:p>
          </table:table-cell>
          <table:table-cell table:number-columns-repeated="2"/>
          <table:table-cell table:style-name="ce19" table:formula="of:=SUM([.B32:.B39])" office:value-type="float" office:value="12.6">
            <text:p>12.6</text:p>
          </table:table-cell>
          <table:table-cell table:style-name="ce19" table:formula="of:=[.G31]+[.B32]" office:value-type="float" office:value="54.77">
            <text:p>54.77</text:p>
          </table:table-cell>
          <table:table-cell/>
          <table:table-cell table:style-name="ce10" table:number-columns-repeated="1016"/>
        </table:table-row>
        <table:table-row table:style-name="ro4">
          <table:table-cell table:style-name="ce4" office:value-type="date" office:date-value="2010-11-09">
            <text:p>Di 09.Nov 10</text:p>
          </table:table-cell>
          <table:table-cell table:style-name="ce9" office:value-type="float" office:value="9">
            <text:p>9.00</text:p>
          </table:table-cell>
          <table:table-cell table:style-name="ce14" office:value-type="string">
            <text:p>Treffen, Entwdia, Recherche zu swing</text:p>
          </table:table-cell>
          <table:table-cell table:number-columns-repeated="2"/>
          <table:table-cell table:style-name="ce19" table:formula="of:=SUM([.B33:.B40])" office:value-type="float" office:value="9">
            <text:p>9</text:p>
          </table:table-cell>
          <table:table-cell table:style-name="ce19" table:formula="of:=[.G32]+[.B33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4:.B41])" office:value-type="float" office:value="0">
            <text:p>0</text:p>
          </table:table-cell>
          <table:table-cell table:style-name="ce19" table:formula="of:=[.G33]+[.B34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5:.B42])" office:value-type="float" office:value="0">
            <text:p>0</text:p>
          </table:table-cell>
          <table:table-cell table:style-name="ce19" table:formula="of:=[.G34]+[.B35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6:.B43])" office:value-type="float" office:value="0">
            <text:p>0</text:p>
          </table:table-cell>
          <table:table-cell table:style-name="ce19" table:formula="of:=[.G35]+[.B36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7:.B44])" office:value-type="float" office:value="0">
            <text:p>0</text:p>
          </table:table-cell>
          <table:table-cell table:style-name="ce19" table:formula="of:=[.G36]+[.B37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8:.B45])" office:value-type="float" office:value="0">
            <text:p>0</text:p>
          </table:table-cell>
          <table:table-cell table:style-name="ce19" table:formula="of:=[.G37]+[.B38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39:.B46])" office:value-type="float" office:value="0">
            <text:p>0</text:p>
          </table:table-cell>
          <table:table-cell table:style-name="ce19" table:formula="of:=[.G38]+[.B39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0:.B47])" office:value-type="float" office:value="0">
            <text:p>0</text:p>
          </table:table-cell>
          <table:table-cell table:style-name="ce19" table:formula="of:=[.G39]+[.B40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1:.B48])" office:value-type="float" office:value="0">
            <text:p>0</text:p>
          </table:table-cell>
          <table:table-cell table:style-name="ce19" table:formula="of:=[.G40]+[.B41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2:.B49])" office:value-type="float" office:value="0">
            <text:p>0</text:p>
          </table:table-cell>
          <table:table-cell table:style-name="ce19" table:formula="of:=[.G41]+[.B42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3:.B50])" office:value-type="float" office:value="0">
            <text:p>0</text:p>
          </table:table-cell>
          <table:table-cell table:style-name="ce19" table:formula="of:=[.G42]+[.B43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4:.B51])" office:value-type="float" office:value="0">
            <text:p>0</text:p>
          </table:table-cell>
          <table:table-cell table:style-name="ce19" table:formula="of:=[.G43]+[.B44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5:.B52])" office:value-type="float" office:value="0">
            <text:p>0</text:p>
          </table:table-cell>
          <table:table-cell table:style-name="ce19" table:formula="of:=[.G44]+[.B45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6:.B53])" office:value-type="float" office:value="0">
            <text:p>0</text:p>
          </table:table-cell>
          <table:table-cell table:style-name="ce19" table:formula="of:=[.G45]+[.B46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7:.B54])" office:value-type="float" office:value="0">
            <text:p>0</text:p>
          </table:table-cell>
          <table:table-cell table:style-name="ce19" table:formula="of:=[.G46]+[.B47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8:.B55])" office:value-type="float" office:value="0">
            <text:p>0</text:p>
          </table:table-cell>
          <table:table-cell table:style-name="ce19" table:formula="of:=[.G47]+[.B48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49:.B56])" office:value-type="float" office:value="0">
            <text:p>0</text:p>
          </table:table-cell>
          <table:table-cell table:style-name="ce19" table:formula="of:=[.G48]+[.B49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0:.B57])" office:value-type="float" office:value="0">
            <text:p>0</text:p>
          </table:table-cell>
          <table:table-cell table:style-name="ce19" table:formula="of:=[.G49]+[.B50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1:.B58])" office:value-type="float" office:value="0">
            <text:p>0</text:p>
          </table:table-cell>
          <table:table-cell table:style-name="ce19" table:formula="of:=[.G50]+[.B51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2:.B59])" office:value-type="float" office:value="0">
            <text:p>0</text:p>
          </table:table-cell>
          <table:table-cell table:style-name="ce19" table:formula="of:=[.G51]+[.B52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3:.B60])" office:value-type="float" office:value="0">
            <text:p>0</text:p>
          </table:table-cell>
          <table:table-cell table:style-name="ce19" table:formula="of:=[.G52]+[.B53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4:.B61])" office:value-type="float" office:value="0">
            <text:p>0</text:p>
          </table:table-cell>
          <table:table-cell table:style-name="ce19" table:formula="of:=[.G53]+[.B54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5:.B62])" office:value-type="float" office:value="0">
            <text:p>0</text:p>
          </table:table-cell>
          <table:table-cell table:style-name="ce19" table:formula="of:=[.G54]+[.B55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6:.B63])" office:value-type="float" office:value="0">
            <text:p>0</text:p>
          </table:table-cell>
          <table:table-cell table:style-name="ce19" table:formula="of:=[.G55]+[.B56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7:.B64])" office:value-type="float" office:value="0">
            <text:p>0</text:p>
          </table:table-cell>
          <table:table-cell table:style-name="ce19" table:formula="of:=[.G56]+[.B57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8:.B65])" office:value-type="float" office:value="0">
            <text:p>0</text:p>
          </table:table-cell>
          <table:table-cell table:style-name="ce19" table:formula="of:=[.G57]+[.B58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59:.B66])" office:value-type="float" office:value="0">
            <text:p>0</text:p>
          </table:table-cell>
          <table:table-cell table:style-name="ce19" table:formula="of:=[.G58]+[.B59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0:.B67])" office:value-type="float" office:value="0">
            <text:p>0</text:p>
          </table:table-cell>
          <table:table-cell table:style-name="ce19" table:formula="of:=[.G59]+[.B60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1:.B68])" office:value-type="float" office:value="0">
            <text:p>0</text:p>
          </table:table-cell>
          <table:table-cell table:style-name="ce19" table:formula="of:=[.G60]+[.B61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2:.B69])" office:value-type="float" office:value="0">
            <text:p>0</text:p>
          </table:table-cell>
          <table:table-cell table:style-name="ce19" table:formula="of:=[.G61]+[.B62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3:.B70])" office:value-type="float" office:value="0">
            <text:p>0</text:p>
          </table:table-cell>
          <table:table-cell table:style-name="ce19" table:formula="of:=[.G62]+[.B63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4:.B71])" office:value-type="float" office:value="0">
            <text:p>0</text:p>
          </table:table-cell>
          <table:table-cell table:style-name="ce19" table:formula="of:=[.G63]+[.B64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5:.B72])" office:value-type="float" office:value="0">
            <text:p>0</text:p>
          </table:table-cell>
          <table:table-cell table:style-name="ce19" table:formula="of:=[.G64]+[.B65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6:.B73])" office:value-type="float" office:value="0">
            <text:p>0</text:p>
          </table:table-cell>
          <table:table-cell table:style-name="ce19" table:formula="of:=[.G65]+[.B66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7:.B74])" office:value-type="float" office:value="0">
            <text:p>0</text:p>
          </table:table-cell>
          <table:table-cell table:style-name="ce19" table:formula="of:=[.G66]+[.B67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8:.B75])" office:value-type="float" office:value="0">
            <text:p>0</text:p>
          </table:table-cell>
          <table:table-cell table:style-name="ce19" table:formula="of:=[.G67]+[.B68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69:.B76])" office:value-type="float" office:value="0">
            <text:p>0</text:p>
          </table:table-cell>
          <table:table-cell table:style-name="ce19" table:formula="of:=[.G68]+[.B69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0:.B77])" office:value-type="float" office:value="0">
            <text:p>0</text:p>
          </table:table-cell>
          <table:table-cell table:style-name="ce19" table:formula="of:=[.G69]+[.B70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1:.B78])" office:value-type="float" office:value="0">
            <text:p>0</text:p>
          </table:table-cell>
          <table:table-cell table:style-name="ce19" table:formula="of:=[.G70]+[.B71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2:.B79])" office:value-type="float" office:value="0">
            <text:p>0</text:p>
          </table:table-cell>
          <table:table-cell table:style-name="ce19" table:formula="of:=[.G71]+[.B72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3:.B80])" office:value-type="float" office:value="0">
            <text:p>0</text:p>
          </table:table-cell>
          <table:table-cell table:style-name="ce19" table:formula="of:=[.G72]+[.B73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4:.B81])" office:value-type="float" office:value="0">
            <text:p>0</text:p>
          </table:table-cell>
          <table:table-cell table:style-name="ce19" table:formula="of:=[.G73]+[.B74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5:.B82])" office:value-type="float" office:value="0">
            <text:p>0</text:p>
          </table:table-cell>
          <table:table-cell table:style-name="ce19" table:formula="of:=[.G74]+[.B75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6:.B83])" office:value-type="float" office:value="0">
            <text:p>0</text:p>
          </table:table-cell>
          <table:table-cell table:style-name="ce19" table:formula="of:=[.G75]+[.B76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7:.B84])" office:value-type="float" office:value="0">
            <text:p>0</text:p>
          </table:table-cell>
          <table:table-cell table:style-name="ce19" table:formula="of:=[.G76]+[.B77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8:.B85])" office:value-type="float" office:value="0">
            <text:p>0</text:p>
          </table:table-cell>
          <table:table-cell table:style-name="ce19" table:formula="of:=[.G77]+[.B78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79:.B86])" office:value-type="float" office:value="0">
            <text:p>0</text:p>
          </table:table-cell>
          <table:table-cell table:style-name="ce19" table:formula="of:=[.G78]+[.B79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0:.B87])" office:value-type="float" office:value="0">
            <text:p>0</text:p>
          </table:table-cell>
          <table:table-cell table:style-name="ce19" table:formula="of:=[.G79]+[.B80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1:.B88])" office:value-type="float" office:value="0">
            <text:p>0</text:p>
          </table:table-cell>
          <table:table-cell table:style-name="ce19" table:formula="of:=[.G80]+[.B81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2:.B89])" office:value-type="float" office:value="0">
            <text:p>0</text:p>
          </table:table-cell>
          <table:table-cell table:style-name="ce19" table:formula="of:=[.G81]+[.B82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3:.B90])" office:value-type="float" office:value="0">
            <text:p>0</text:p>
          </table:table-cell>
          <table:table-cell table:style-name="ce19" table:formula="of:=[.G82]+[.B83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4:.B91])" office:value-type="float" office:value="0">
            <text:p>0</text:p>
          </table:table-cell>
          <table:table-cell table:style-name="ce19" table:formula="of:=[.G83]+[.B84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5:.B92])" office:value-type="float" office:value="0">
            <text:p>0</text:p>
          </table:table-cell>
          <table:table-cell table:style-name="ce19" table:formula="of:=[.G84]+[.B85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6:.B93])" office:value-type="float" office:value="0">
            <text:p>0</text:p>
          </table:table-cell>
          <table:table-cell table:style-name="ce19" table:formula="of:=[.G85]+[.B86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7:.B94])" office:value-type="float" office:value="0">
            <text:p>0</text:p>
          </table:table-cell>
          <table:table-cell table:style-name="ce19" table:formula="of:=[.G86]+[.B87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8:.B95])" office:value-type="float" office:value="0">
            <text:p>0</text:p>
          </table:table-cell>
          <table:table-cell table:style-name="ce19" table:formula="of:=[.G87]+[.B88]" office:value-type="float" office:value="63.77">
            <text:p>63.77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89:.B96])" office:value-type="float" office:value="0">
            <text:p>0</text:p>
          </table:table-cell>
          <table:table-cell table:style-name="ce19" table:formula="of:=[.G88]+[.B89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0:.B97])" office:value-type="float" office:value="0">
            <text:p>0</text:p>
          </table:table-cell>
          <table:table-cell table:style-name="ce19" table:formula="of:=[.G89]+[.B90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1:.B98])" office:value-type="float" office:value="0">
            <text:p>0</text:p>
          </table:table-cell>
          <table:table-cell table:style-name="ce19" table:formula="of:=[.G90]+[.B91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2:.B99])" office:value-type="float" office:value="0">
            <text:p>0</text:p>
          </table:table-cell>
          <table:table-cell table:style-name="ce19" table:formula="of:=[.G91]+[.B92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3:.B100])" office:value-type="float" office:value="0">
            <text:p>0</text:p>
          </table:table-cell>
          <table:table-cell table:style-name="ce19" table:formula="of:=[.G92]+[.B93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4:.B101])" office:value-type="float" office:value="0">
            <text:p>0</text:p>
          </table:table-cell>
          <table:table-cell table:style-name="ce19" table:formula="of:=[.G93]+[.B94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5:.B102])" office:value-type="float" office:value="0">
            <text:p>0</text:p>
          </table:table-cell>
          <table:table-cell table:style-name="ce19" table:formula="of:=[.G94]+[.B95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6:.B103])" office:value-type="float" office:value="0">
            <text:p>0</text:p>
          </table:table-cell>
          <table:table-cell table:style-name="ce19" table:formula="of:=[.G95]+[.B96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7:.B104])" office:value-type="float" office:value="0">
            <text:p>0</text:p>
          </table:table-cell>
          <table:table-cell table:style-name="ce19" table:formula="of:=[.G96]+[.B97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8:.B105])" office:value-type="float" office:value="0">
            <text:p>0</text:p>
          </table:table-cell>
          <table:table-cell table:style-name="ce19" table:formula="of:=[.G97]+[.B98]" office:value-type="float" office:value="63.77">
            <text:p>63.77</text:p>
          </table:table-cell>
          <table:table-cell table:number-columns-repeated="1017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2"/>
          <table:table-cell table:style-name="ce19" table:formula="of:=SUM([.B99:.B106])" office:value-type="float" office:value="0">
            <text:p>0</text:p>
          </table:table-cell>
          <table:table-cell table:style-name="ce19" table:formula="of:=[.G98]+[.B99]" office:value-type="float" office:value="63.77">
            <text:p>63.77</text:p>
          </table:table-cell>
          <table:table-cell table:number-columns-repeated="1017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22"/>
        <table:table-row table:style-name="ro2">
          <table:table-cell>
            <draw:frame table:end-cell-address="Tabelle2.N19" table:end-x="0.8205in" table:end-y="0.0563in" draw:z-index="0" draw:style-name="gr1" svg:width="11.613in" svg:height="3.5429in" svg:x="0in" svg:y="0in">
              <draw:object draw:notify-on-update-of-ranges="Tabelle1.A4:Tabelle1.A99 Tabelle1.B4:Tabelle1.B99" xlink:href="./Object 1" xlink:type="simple" xlink:show="embed" xlink:actuate="onLoad"/>
              <draw:image xlink:href="./ObjectReplacements/Object 1" xlink:type="simple" xlink:show="embed" xlink:actuate="onLoad"/>
              <svg:title>Arbeitszeit/Tag</svg:title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Tabelle2.O37" table:end-x="0.0102in" table:end-y="0.1319in" draw:z-index="1" draw:style-name="gr1" svg:width="11.6331in" svg:height="3.5429in" svg:x="0in" svg:y="0.076in">
              <draw:object draw:notify-on-update-of-ranges="Tabelle1.A4:Tabelle1.A99 Tabelle1.F4:Tabelle1.F9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Tabelle2.N56" table:end-x="0.8303in" table:end-y="0.035in" draw:z-index="2" draw:style-name="gr1" svg:width="11.6228in" svg:height="3.5429in" svg:x="0in" svg:y="0.1728in">
              <draw:object draw:notify-on-update-of-ranges="Tabelle1.A4:Tabelle1.A99 Tabelle1.G4:Tabelle1.G9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2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1/10/2010</text:date>, <text:time>15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10T15:10:35</meta:creation-date>
    <meta:editing-duration>P0D</meta:editing-duration>
    <meta:editing-cycles>1</meta:editing-cycles>
    <meta:document-statistic meta:table-count="3" meta:cell-count="4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sort-by-x-values="true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498cm" svg:height="9cm" xlink:href=".." xlink:type="simple" chart:class="chart:scatter" chart:style-name="ch1">
        <chart:legend chart:legend-position="end" svg:x="27.181cm" svg:y="4.205cm" chart:style-name="ch2"/>
        <chart:plot-area chart:style-name="ch3" table:cell-range-address="Tabelle1.A4:Tabelle1.B99" svg:x="0.984cm" svg:y="0.855cm" svg:width="27.053cm" svg:height="7.542cm">
          <chartooo:coordinate-region svg:x="2.083cm" svg:y="1.054cm" svg:width="24.921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0">
                <text:p>0</text:p>
                <draw:g>
                  <svg:desc>Tabelle1.B4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sort-by-x-values="true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49cm" svg:height="9cm" xlink:href=".." xlink:type="simple" chart:class="chart:scatter" chart:style-name="ch1">
        <chart:legend chart:legend-position="end" svg:x="27.258cm" svg:y="4.205cm" chart:style-name="ch2"/>
        <chart:plot-area chart:style-name="ch3" table:cell-range-address="Tabelle1.A4:Tabelle1.A99 Tabelle1.F4:Tabelle1.F99" svg:x="1.039cm" svg:y="0.855cm" svg:width="26.998cm" svg:height="7.542cm">
          <chartooo:coordinate-region svg:x="2.084cm" svg:y="1.054cm" svg:width="24.919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F4:Tabelle1.F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1.67">
                <text:p>1.67</text:p>
                <draw:g>
                  <svg:desc>Tabelle1.F4:Tabelle1.F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24.91">
                <text:p>24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17.68">
                <text:p>17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19.92">
                <text:p>19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17.43">
                <text:p>17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29.78">
                <text:p>29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pline-order="3" chart:right-angled-axes="true"/>
    </style:style>
    <style:style style:name="ch4" style:family="chart" style:data-style-name="N503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23cm" svg:height="9cm" xlink:href=".." xlink:type="simple" chart:class="chart:scatter" chart:style-name="ch1">
        <chart:legend chart:legend-position="end" svg:x="27.179cm" svg:y="4.205cm" chart:style-name="ch2"/>
        <chart:plot-area chart:style-name="ch3" table:cell-range-address="Tabelle1.A4:Tabelle1.A99 Tabelle1.G4:Tabelle1.G99" svg:x="1.04cm" svg:y="0.855cm" svg:width="27.049cm" svg:height="7.544cm">
          <chartooo:coordinate-region svg:x="2.085cm" svg:y="1.054cm" svg:width="24.97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4:Tabelle1.G99" chart:class="chart:scatter">
            <chart:domain table:cell-range-address="Tabelle1.A4:Tabelle1.A99"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462">
                <text:p>40462</text:p>
                <draw:g>
                  <svg:desc>Tabelle1.A4:Tabelle1.A99</svg:desc>
                </draw:g>
              </table:table-cell>
              <table:table-cell office:value-type="float" office:value="0">
                <text:p>0</text:p>
                <draw:g>
                  <svg:desc>Tabelle1.G4:Tabelle1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63">
                <text:p>40463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4">
                <text:p>4046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5">
                <text:p>40465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66">
                <text:p>40466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7">
                <text:p>40467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68">
                <text:p>4046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9">
                <text:p>4046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70">
                <text:p>4047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71">
                <text:p>40471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72">
                <text:p>4047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73">
                <text:p>40473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74">
                <text:p>40474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75">
                <text:p>40475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476">
                <text:p>40476</text:p>
              </table:table-cell>
              <table:table-cell office:value-type="float" office:value="22.49">
                <text:p>22.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77">
                <text:p>4047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78">
                <text:p>40478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79">
                <text:p>4047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480">
                <text:p>40480</text:p>
              </table:table-cell>
              <table:table-cell office:value-type="float" office:value="32.74">
                <text:p>32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481">
                <text:p>40481</text:p>
              </table:table-cell>
              <table:table-cell office:value-type="float" office:value="33.74">
                <text:p>33.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82">
                <text:p>4048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483">
                <text:p>40483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484">
                <text:p>40484</text:p>
              </table:table-cell>
              <table:table-cell office:value-type="float" office:value="40.17">
                <text:p>40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85">
                <text:p>40485</text:p>
              </table:table-cell>
              <table:table-cell office:value-type="float" office:value="43.67">
                <text:p>43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86">
                <text:p>40486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487">
                <text:p>40487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88">
                <text:p>40488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89">
                <text:p>40489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90">
                <text:p>40490</text:p>
              </table:table-cell>
              <table:table-cell office:value-type="float" office:value="54.77">
                <text:p>54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91">
                <text:p>4049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492">
                <text:p>4049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493">
                <text:p>4049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494">
                <text:p>4049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495">
                <text:p>4049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96">
                <text:p>4049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497">
                <text:p>40497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98">
                <text:p>4049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499">
                <text:p>40499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500">
                <text:p>40500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01">
                <text:p>4050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02">
                <text:p>4050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03">
                <text:p>4050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04">
                <text:p>4050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505">
                <text:p>4050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506">
                <text:p>4050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07">
                <text:p>40507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508">
                <text:p>4050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509">
                <text:p>40509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510">
                <text:p>40510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511">
                <text:p>4051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12">
                <text:p>4051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513">
                <text:p>4051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514">
                <text:p>4051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515">
                <text:p>4051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516">
                <text:p>4051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517">
                <text:p>40517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518">
                <text:p>4051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519">
                <text:p>40519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520">
                <text:p>40520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521">
                <text:p>4052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522">
                <text:p>4052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23">
                <text:p>4052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524">
                <text:p>4052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525">
                <text:p>4052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6">
                <text:p>4052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527">
                <text:p>40527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528">
                <text:p>4052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529">
                <text:p>40529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530">
                <text:p>40530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31">
                <text:p>4053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532">
                <text:p>4053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533">
                <text:p>4053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534">
                <text:p>4053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535">
                <text:p>4053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536">
                <text:p>4053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37">
                <text:p>40537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538">
                <text:p>4053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539">
                <text:p>40539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540">
                <text:p>40540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41">
                <text:p>4054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42">
                <text:p>4054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43">
                <text:p>4054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544">
                <text:p>4054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545">
                <text:p>4054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546">
                <text:p>4054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547">
                <text:p>40547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548">
                <text:p>40548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549">
                <text:p>40549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50">
                <text:p>40550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551">
                <text:p>40551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552">
                <text:p>40552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553">
                <text:p>40553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554">
                <text:p>40554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555">
                <text:p>40555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56">
                <text:p>40556</text:p>
              </table:table-cell>
              <table:table-cell office:value-type="float" office:value="63.77">
                <text:p>63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557">
                <text:p>40557</text:p>
              </table:table-cell>
              <table:table-cell office:value-type="float" office:value="63.77">
                <text:p>63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